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みかちゃん" svg:font-family="みかちゃん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style:font-name="みかちゃん" style:font-name-asian="みかちゃん" style:font-name-complex="みかちゃん" style:font-family-generic="modern"/>
    </style:style>
    <style:style style:name="ce3" style:family="table-cell" style:parent-style-name="Default" style:data-style-name="N0">
      <style:text-properties style:font-name="みかちゃん" style:font-name-asian="みかちゃん" style:font-name-complex="みかちゃん" style:font-family-generic="modern"/>
    </style:style>
    <style:style style:name="ce4" style:family="table-cell" style:parent-style-name="Default" style:data-style-name="N19">
      <style:table-cell-properties fo:background-color="#FFFFFF"/>
      <style:text-properties style:font-name="みかちゃん" style:font-name-asian="みかちゃん" style:font-name-complex="みかちゃん" style:font-family-generic="modern"/>
    </style:style>
    <style:style style:name="ce5" style:family="table-cell" style:parent-style-name="Default" style:data-style-name="N0">
      <style:table-cell-properties fo:border="thin solid #000000" fo:background-color="#FFFF00"/>
      <style:text-properties style:font-name="みかちゃん" style:font-name-asian="みかちゃん" style:font-name-complex="みかちゃん" style:font-family-generic="modern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style:font-name="みかちゃん" style:font-name-asian="みかちゃん" style:font-name-complex="みかちゃん" style:font-family-generic="modern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00"/>
      <style:text-properties style:font-name="みかちゃん" style:font-name-asian="みかちゃん" style:font-name-complex="みかちゃん" style:font-family-generic="modern"/>
    </style:style>
    <style:style style:name="ce8" style:family="table-cell" style:parent-style-name="Default" style:data-style-name="N0">
      <style:table-cell-properties fo:border="thin solid #000000" fo:background-color="transparent"/>
      <style:text-properties style:font-name="みかちゃん" style:font-name-asian="みかちゃん" style:font-name-complex="みかちゃん" style:font-family-generic="modern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みかちゃん" style:font-name-asian="みかちゃん" style:font-name-complex="みかちゃん" style:font-family-generic="modern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color="#FF0000" style:font-name="みかちゃん" style:font-name-asian="みかちゃん" style:font-name-complex="みかちゃん" style:font-family-generic="modern"/>
    </style:style>
    <style:style style:name="ce11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FF0000" style:font-name="みかちゃん" style:font-name-asian="みかちゃん" style:font-name-complex="みかちゃん" style:font-family-generic="modern"/>
    </style:style>
    <style:style style:name="ce13" style:family="table-cell" style:parent-style-name="Default" style:data-style-name="N0">
      <style:table-cell-properties fo:border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  <style:text-properties style:font-name="みかちゃん" style:font-name-asian="みかちゃん" style:font-name-complex="みかちゃん" style:font-family-generic="modern"/>
    </style:style>
    <style:style style:name="ce15" style:family="table-cell" style:parent-style-name="Default" style:data-style-name="N0">
      <style:table-cell-properties fo:border="thin solid #000000" fo:background-color="#FCE4D6"/>
      <style:text-properties style:font-name="みかちゃん" style:font-name-asian="みかちゃん" style:font-name-complex="みかちゃん" style:font-family-generic="modern"/>
    </style:style>
    <style:style style:name="ce16" style:family="table-cell" style:parent-style-name="Default" style:data-style-name="N19">
      <style:table-cell-properties fo:border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みかちゃん" style:font-name-asian="みかちゃん" style:font-name-complex="みかちゃん" style:font-family-generic="modern"/>
    </style:style>
    <style:style style:name="ce19" style:family="table-cell" style:parent-style-name="Default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fo:color="#FF0000" style:font-name="みかちゃん" style:font-name-asian="みかちゃん" style:font-name-complex="みかちゃん" style:font-family-generic="modern"/>
    </style:style>
    <style:style style:name="ce2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00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FF0000" style:font-name="みかちゃん" style:font-name-asian="みかちゃん" style:font-name-complex="みかちゃん" style:font-family-generic="modern"/>
    </style:style>
    <style:style style:name="ce23" style:family="table-cell" style:parent-style-name="Default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24" style:family="table-cell" style:parent-style-name="Default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FF0000" style:font-name="みかちゃん" style:font-name-asian="みかちゃん" style:font-name-complex="みかちゃん" style:font-family-generic="modern"/>
    </style:style>
    <style:style style:name="T1" style:family="text" style:parent-style-name="Default">
      <style:text-properties fo:color="#FF0000" style:text-line-through-style="none" style:font-name="みかちゃん" style:font-name-asian="みかちゃん" style:font-name-complex="みかちゃ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8.969375cm"/>
    </style:style>
    <style:style style:name="co3" style:family="table-column">
      <style:table-column-properties fo:break-before="auto" style:column-width="11.8797916666667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12.8852083333333cm"/>
    </style:style>
    <style:style style:name="co9" style:family="table-column">
      <style:table-column-properties fo:break-before="auto" style:column-width="3.9687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26pt" style:use-optimal-row-height="true" fo:break-before="auto"/>
    </style:style>
    <style:style style:name="ro4" style:family="table-row">
      <style:table-row-properties style:row-height="14pt" style:use-optimal-row-height="true" fo:break-before="auto"/>
    </style:style>
    <style:style style:name="ro5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5" style:family="table-cell" style:parent-style-name="Default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fo:color="#FF0000" style:font-name="みかちゃん" style:font-name-asian="みかちゃん" style:font-name-complex="みかちゃん" style:font-family-generic="modern"/>
      <style:map style:condition="of:cell-content()&lt;=0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リスク値一覧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0"/>
        <table:table-column table:style-name="co5" table:number-columns-repeated="2" table:default-cell-style-name="ce2"/>
        <table:table-column table:style-name="co6" table:number-columns-repeated="16377" table:default-cell-style-name="ce3"/>
        <table:table-row table:style-name="ro1">
          <table:table-cell office:value-type="string" table:style-name="ce2">
            <text:p>commit</text:p>
          </table:table-cell>
          <table:table-cell office:value-type="string" table:style-name="ce2">
            <text:p>xxxxxx</text:p>
          </table:table-cell>
          <table:table-cell office:value-type="string" table:style-name="ce2">
            <text:p>: https://github.com/kelvinlawson/pykaraoke</text:p>
          </table:table-cell>
          <table:table-cell table:style-name="ce2"/>
          <table:table-cell table:style-name="ce20"/>
          <table:table-cell table:number-columns-repeated="16379" table:style-name="ce3"/>
        </table:table-row>
        <table:table-row table:style-name="ro2">
          <table:table-cell table:style-name="ce2"/>
          <table:table-cell office:value-type="date" office:date-value="2017-11-12T00:00:00" table:style-name="ce4">
            <text:p>2017/11/12</text:p>
          </table:table-cell>
          <table:table-cell table:number-columns-repeated="2" table:style-name="ce2"/>
          <table:table-cell table:style-name="ce20"/>
          <table:table-cell table:number-columns-repeated="16379" table:style-name="ce3"/>
        </table:table-row>
        <table:table-row table:style-name="ro3">
          <table:table-cell office:value-type="string" table:style-name="ce5">
            <text:p>No.</text:p>
          </table:table-cell>
          <table:table-cell office:value-type="string" table:style-name="ce5">
            <text:p>File Name</text:p>
          </table:table-cell>
          <table:table-cell office:value-type="string" table:style-name="ce5">
            <text:p>Path</text:p>
          </table:table-cell>
          <table:table-cell office:value-type="string" table:style-name="ce6">
            <text:p>Contents</text:p>
          </table:table-cell>
          <table:table-cell office:value-type="string" table:style-name="ce21">
            <text:p>Bugspots</text:p>
            <text:p>(0.0～1.00)</text:p>
          </table:table-cell>
          <table:table-cell office:value-type="string" table:style-name="ce7">
            <text:p>前回の値</text:p>
          </table:table-cell>
          <table:table-cell office:value-type="string" table:style-name="ce7">
            <text:p>更新の有無</text:p>
          </table:table-cell>
          <table:table-cell table:number-columns-repeated="16377" table:style-name="ce1"/>
        </table:table-row>
        <table:table-row table:style-name="ro4">
          <table:table-cell office:value-type="float" office:value="1" table:formula="of:=ROW()-3" table:style-name="ce8">
            <text:p>1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<text:ruby text:style-name="ru1"><text:ruby-base>課金</text:ruby-base><text:ruby-text text:style-name="T2">カキン</text:ruby-text></text:ruby><text:ruby text:style-name="ru1"><text:ruby-base>制御</text:ruby-base><text:ruby-text text:style-name="T2">セイギョ</text:ruby-text></text:ruby>ファイル</text:p>
          </table:table-cell>
          <table:table-cell office:value-type="float" office:value="0.9" table:style-name="ce25">
            <text:p>0.9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4]&gt;[.F4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2" table:formula="of:=ROW()-3" table:style-name="ce8">
            <text:p>2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<text:ruby text:style-name="ru1"><text:ruby-base>機器</text:ruby-base><text:ruby-text text:style-name="T2">キキ</text:ruby-text></text:ruby><text:ruby text:style-name="ru1"><text:ruby-base>通信</text:ruby-base><text:ruby-text text:style-name="T2">ツウシン</text:ruby-text></text:ruby>ファイル</text:p>
          </table:table-cell>
          <table:table-cell office:value-type="float" office:value="0.9" table:style-name="ce25">
            <text:p>0.9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5]&gt;[.F5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3" table:formula="of:=ROW()-3" table:style-name="ce8">
            <text:p>3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キー<text:ruby text:style-name="ru1"><text:ruby-base>制御</text:ruby-base><text:ruby-text text:style-name="T2">セイギョ</text:ruby-text></text:ruby>ファイル</text:p>
          </table:table-cell>
          <table:table-cell office:value-type="float" office:value="0.9" table:style-name="ce25">
            <text:p>0.9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6]&gt;[.F6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4" table:formula="of:=ROW()-3" table:style-name="ce8">
            <text:p>4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<text:ruby text:style-name="ru1"><text:ruby-base>設定</text:ruby-base><text:ruby-text text:style-name="T2">セッテイ</text:ruby-text></text:ruby>(<text:ruby text:style-name="ru1"><text:ruby-base>課金</text:ruby-base><text:ruby-text text:style-name="T2">カキン</text:ruby-text></text:ruby>)ファイル</text:p>
          </table:table-cell>
          <table:table-cell office:value-type="float" office:value="0.9" table:style-name="ce25">
            <text:p>0.9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7]&gt;[.F7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5" table:formula="of:=ROW()-3" table:style-name="ce8">
            <text:p>5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<text:ruby text:style-name="ru1"><text:ruby-base>料金</text:ruby-base><text:ruby-text text:style-name="T2">リョウキン</text:ruby-text></text:ruby><text:ruby text:style-name="ru1"><text:ruby-base>額</text:ruby-base><text:ruby-text text:style-name="T2">ガク</text:ruby-text></text:ruby><text:ruby text:style-name="ru1"><text:ruby-base>算出</text:ruby-base><text:ruby-text text:style-name="T2">サンシュツ</text:ruby-text></text:ruby>ファイル</text:p>
          </table:table-cell>
          <table:table-cell office:value-type="float" office:value="0.9" table:style-name="ce25">
            <text:p>0.9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8]&gt;[.F8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6" table:formula="of:=ROW()-3" table:style-name="ce8">
            <text:p>6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<text:ruby text:style-name="ru1"><text:ruby-base>演奏</text:ruby-base><text:ruby-text text:style-name="T2">エンソウ</text:ruby-text></text:ruby><text:ruby text:style-name="ru1"><text:ruby-base>操作</text:ruby-base><text:ruby-text text:style-name="T2">ソウサ</text:ruby-text></text:ruby>ファイル</text:p>
          </table:table-cell>
          <table:table-cell office:value-type="float" office:value="0.9" table:style-name="ce25">
            <text:p>0.9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9]&gt;[.F9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7" table:formula="of:=ROW()-3" table:style-name="ce8">
            <text:p>7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データ<text:ruby text:style-name="ru1"><text:ruby-base>取得</text:ruby-base><text:ruby-text text:style-name="T2">シュトク</text:ruby-text></text:ruby>ファイル</text:p>
          </table:table-cell>
          <table:table-cell office:value-type="float" office:value="0.9" table:style-name="ce25">
            <text:p>0.9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10]&gt;[.F10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8" table:formula="of:=ROW()-3" table:style-name="ce8">
            <text:p>8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データ<text:ruby text:style-name="ru1"><text:ruby-base>通信</text:ruby-base><text:ruby-text text:style-name="T2">ツウシン</text:ruby-text></text:ruby>ファイル</text:p>
          </table:table-cell>
          <table:table-cell office:value-type="float" office:value="0.9" table:style-name="ce25">
            <text:p>0.9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11]&gt;[.F11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9" table:formula="of:=ROW()-3" table:style-name="ce8">
            <text:p>9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コンテンツ<text:ruby text:style-name="ru1"><text:ruby-base>再生</text:ruby-base><text:ruby-text text:style-name="T2">サイセイ</text:ruby-text></text:ruby>ファイル</text:p>
          </table:table-cell>
          <table:table-cell office:value-type="float" office:value="0.9" table:style-name="ce25">
            <text:p>0.9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12]&gt;[.F12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10" table:formula="of:=ROW()-3" table:style-name="ce8">
            <text:p>10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データ<text:ruby text:style-name="ru1"><text:ruby-base>展開</text:ruby-base><text:ruby-text text:style-name="T2">テンカイ</text:ruby-text></text:ruby>ファイル</text:p>
          </table:table-cell>
          <table:table-cell office:value-type="float" office:value="0.9" table:style-name="ce25">
            <text:p>0.9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13]&gt;[.F13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11" table:formula="of:=ROW()-3" table:style-name="ce13">
            <text:p>11</text:p>
          </table:table-cell>
          <table:table-cell office:value-type="string" table:style-name="ce13">
            <text:p>pykdb.py</text:p>
          </table:table-cell>
          <table:table-cell office:value-type="string" table:style-name="ce13">
            <text:p>\pykdb.py</text:p>
          </table:table-cell>
          <table:table-cell office:value-type="string" table:style-name="ce14">
            <text:p><text:ruby text:style-name="ru1"><text:ruby-base>設定</text:ruby-base><text:ruby-text text:style-name="T1">セッテイ</text:ruby-text></text:ruby>(<text:ruby text:style-name="ru1"><text:ruby-base>曲</text:ruby-base><text:ruby-text text:style-name="T1">キョク</text:ruby-text></text:ruby>)ファイル</text:p>
          </table:table-cell>
          <table:table-cell office:value-type="float" office:value="1.34E-2" table:style-name="ce22">
            <text:p>0.0134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14]&gt;[.F14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12" table:formula="of:=ROW()-3" table:style-name="ce13">
            <text:p>12</text:p>
          </table:table-cell>
          <table:table-cell office:value-type="string" table:style-name="ce13">
            <text:p>pykaraoke.py</text:p>
          </table:table-cell>
          <table:table-cell office:value-type="string" table:style-name="ce13">
            <text:p>\pykaraoke.py</text:p>
          </table:table-cell>
          <table:table-cell office:value-type="string" table:style-name="ce14">
            <text:p><text:ruby text:style-name="ru1"><text:ruby-base>設定</text:ruby-base><text:ruby-text text:style-name="T1">セッテイ</text:ruby-text></text:ruby>(<text:ruby text:style-name="ru1"><text:ruby-base>曲</text:ruby-base><text:ruby-text text:style-name="T1">キョク</text:ruby-text></text:ruby><text:ruby text:style-name="ru1"><text:ruby-base>管理</text:ruby-base><text:ruby-text text:style-name="T1">カンリ</text:ruby-text></text:ruby>)ファイル</text:p>
            <text:p>モード<text:ruby text:style-name="ru1"><text:ruby-base>管理</text:ruby-base><text:ruby-text text:style-name="T1">カンリ</text:ruby-text></text:ruby>ファイル</text:p>
          </table:table-cell>
          <table:table-cell office:value-type="float" office:value="9.2999999999999992E-3" table:style-name="ce22">
            <text:p>0.0093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15]&gt;[.F15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13" table:formula="of:=ROW()-3" table:style-name="ce13">
            <text:p>13</text:p>
          </table:table-cell>
          <table:table-cell office:value-type="string" table:style-name="ce13">
            <text:p>ChangeLog</text:p>
          </table:table-cell>
          <table:table-cell office:value-type="string" table:style-name="ce13">
            <text:p>\ChangeLog</text:p>
          </table:table-cell>
          <table:table-cell office:value-type="string" table:style-name="ce14">
            <text:p><text:ruby text:style-name="ru1"><text:ruby-base>変更</text:ruby-base><text:ruby-text text:style-name="T1">ヘンコウ</text:ruby-text></text:ruby><text:ruby text:style-name="ru1"><text:ruby-base>履歴</text:ruby-base><text:ruby-text text:style-name="T1">リレキ</text:ruby-text></text:ruby></text:p>
          </table:table-cell>
          <table:table-cell office:value-type="float" office:value="7.7999999999999996E-3" table:style-name="ce22">
            <text:p>0.0078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16]&gt;[.F16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14" table:formula="of:=ROW()-3" table:style-name="ce13">
            <text:p>14</text:p>
          </table:table-cell>
          <table:table-cell office:value-type="string" table:style-name="ce13">
            <text:p>pykar.py</text:p>
          </table:table-cell>
          <table:table-cell office:value-type="string" table:style-name="ce13">
            <text:p>\pykar.py</text:p>
          </table:table-cell>
          <table:table-cell office:value-type="string" table:style-name="ce14">
            <text:p>楽曲演奏ファイル</text:p>
          </table:table-cell>
          <table:table-cell office:value-type="float" office:value="2.3999999999999998E-3" table:style-name="ce22">
            <text:p>0.0024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17]&gt;[.F17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15" table:formula="of:=ROW()-3" table:style-name="ce13">
            <text:p>15</text:p>
          </table:table-cell>
          <table:table-cell office:value-type="string" table:style-name="ce13">
            <text:p>pycdg.py</text:p>
          </table:table-cell>
          <table:table-cell office:value-type="string" table:style-name="ce13">
            <text:p>\pycdg.py</text:p>
          </table:table-cell>
          <table:table-cell office:value-type="string" table:style-name="ce14">
            <text:p>システム<text:ruby text:style-name="ru1"><text:ruby-base>管理</text:ruby-base><text:ruby-text text:style-name="T1">カンリ</text:ruby-text></text:ruby>ファイル</text:p>
          </table:table-cell>
          <table:table-cell office:value-type="float" office:value="1.9E-3" table:style-name="ce22">
            <text:p>0.0019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18]&gt;[.F18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16" table:formula="of:=ROW()-3" table:style-name="ce13">
            <text:p>16</text:p>
          </table:table-cell>
          <table:table-cell office:value-type="string" table:style-name="ce13">
            <text:p>performer_prompt.py</text:p>
          </table:table-cell>
          <table:table-cell office:value-type="string" table:style-name="ce13">
            <text:p>\performer_prompt.py</text:p>
          </table:table-cell>
          <table:table-cell office:value-type="string" table:style-name="ce14">
            <text:p><text:ruby text:style-name="ru1"><text:ruby-base>楽曲</text:ruby-base><text:ruby-text text:style-name="T1">ガッキョク</text:ruby-text></text:ruby><text:ruby text:style-name="ru1"><text:ruby-base>情報</text:ruby-base><text:ruby-text text:style-name="T1">ジョウホウ</text:ruby-text></text:ruby><text:ruby text:style-name="ru1"><text:ruby-base>表示</text:ruby-base><text:ruby-text text:style-name="T1">ヒョウジ</text:ruby-text></text:ruby>ファイル</text:p>
          </table:table-cell>
          <table:table-cell office:value-type="float" office:value="1.8E-3" table:style-name="ce22">
            <text:p>0.0018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19]&gt;[.F19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17" table:formula="of:=ROW()-3" table:style-name="ce13">
            <text:p>17</text:p>
          </table:table-cell>
          <table:table-cell office:value-type="string" table:style-name="ce13">
            <text:p>pympg.py</text:p>
          </table:table-cell>
          <table:table-cell office:value-type="string" table:style-name="ce13">
            <text:p>\pympg.py</text:p>
          </table:table-cell>
          <table:table-cell office:value-type="string" table:style-name="ce14">
            <text:p><text:ruby text:style-name="ru1"><text:ruby-base>映像</text:ruby-base><text:ruby-text text:style-name="T1">エイゾウ</text:ruby-text></text:ruby><text:ruby text:style-name="ru1"><text:ruby-base>再生</text:ruby-base><text:ruby-text text:style-name="T1">サイセイ</text:ruby-text></text:ruby>ファイル</text:p>
          </table:table-cell>
          <table:table-cell office:value-type="float" office:value="1E-3" table:style-name="ce24">
            <text:p>0.001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20]&gt;[.F20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18" table:formula="of:=ROW()-3" table:style-name="ce13">
            <text:p>18</text:p>
          </table:table-cell>
          <table:table-cell office:value-type="string" table:style-name="ce13">
            <text:p>_pycdgAux.c</text:p>
          </table:table-cell>
          <table:table-cell office:value-type="string" table:style-name="ce13">
            <text:p>\_pycdgAux.c</text:p>
          </table:table-cell>
          <table:table-cell office:value-type="string" table:style-name="ce14">
            <text:p>C実装映像再生ファイル</text:p>
          </table:table-cell>
          <table:table-cell office:value-type="float" office:value="8.9999999999999998E-4" table:style-name="ce22">
            <text:p>0.0009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21]&gt;[.F21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19" table:formula="of:=ROW()-3" table:style-name="ce13">
            <text:p>19</text:p>
          </table:table-cell>
          <table:table-cell office:value-type="string" table:style-name="ce13">
            <text:p>setup.py</text:p>
          </table:table-cell>
          <table:table-cell office:value-type="string" table:style-name="ce13">
            <text:p>\setup.py</text:p>
          </table:table-cell>
          <table:table-cell office:value-type="string" table:style-name="ce14">
            <text:p>セットアップファイル</text:p>
          </table:table-cell>
          <table:table-cell office:value-type="float" office:value="8.9999999999999998E-4" table:style-name="ce22">
            <text:p>0.0009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22]&gt;[.F22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20" table:formula="of:=ROW()-3" table:style-name="ce13">
            <text:p>20</text:p>
          </table:table-cell>
          <table:table-cell office:value-type="string" table:style-name="ce13">
            <text:p>pykmanager.py</text:p>
          </table:table-cell>
          <table:table-cell office:value-type="string" table:style-name="ce13">
            <text:p>\pykmanager.py</text:p>
          </table:table-cell>
          <table:table-cell office:value-type="string" table:style-name="ce14">
            <text:p>システム<text:ruby text:style-name="ru1"><text:ruby-base>管理</text:ruby-base><text:ruby-text text:style-name="T1">カンリ</text:ruby-text></text:ruby>ファイル</text:p>
          </table:table-cell>
          <table:table-cell office:value-type="float" office:value="5.9999999999999995E-4" table:style-name="ce22">
            <text:p>0.0006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23]&gt;[.F23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21" table:formula="of:=ROW()-3" table:style-name="ce13">
            <text:p>21</text:p>
          </table:table-cell>
          <table:table-cell office:value-type="string" table:style-name="ce13">
            <text:p>.cvsignore</text:p>
          </table:table-cell>
          <table:table-cell office:value-type="string" table:style-name="ce13">
            <text:p>\.cvsignore</text:p>
          </table:table-cell>
          <table:table-cell office:value-type="string" table:style-name="ce14">
            <text:p>ソース<text:ruby text:style-name="ru1"><text:ruby-base>構成</text:ruby-base><text:ruby-text text:style-name="T1">コウセイ</text:ruby-text></text:ruby><text:ruby text:style-name="ru1"><text:ruby-base>管理</text:ruby-base><text:ruby-text text:style-name="T1">カンリ</text:ruby-text></text:ruby><text:ruby text:style-name="ru1"><text:ruby-base>無視</text:ruby-base><text:ruby-text text:style-name="T1">ムシ</text:ruby-text></text:ruby><text:ruby text:style-name="ru1"><text:ruby-base>設定</text:ruby-base><text:ruby-text text:style-name="T1">セッテイ</text:ruby-text></text:ruby>ファイル</text:p>
          </table:table-cell>
          <table:table-cell office:value-type="float" office:value="2.9999999999999997E-4" table:style-name="ce22">
            <text:p>0.0003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24]&gt;[.F24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22" table:formula="of:=ROW()-3" table:style-name="ce13">
            <text:p>22</text:p>
          </table:table-cell>
          <table:table-cell office:value-type="string" table:style-name="ce13">
            <text:p>pykaraoke_mini.py</text:p>
          </table:table-cell>
          <table:table-cell office:value-type="string" table:style-name="ce13">
            <text:p>\pykaraoke_mini.py</text:p>
          </table:table-cell>
          <table:table-cell office:value-type="string" table:style-name="ce14">
            <text:p>ミニ<text:ruby text:style-name="ru1"><text:ruby-base>版</text:ruby-base><text:ruby-text text:style-name="T1">バン</text:ruby-text></text:ruby>モード<text:ruby text:style-name="ru1"><text:ruby-base>管理</text:ruby-base><text:ruby-text text:style-name="T1">カンリ</text:ruby-text></text:ruby>ファイル</text:p>
          </table:table-cell>
          <table:table-cell office:value-type="float" office:value="2.0000000000000001E-4" table:style-name="ce22">
            <text:p>0.0002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25]&gt;[.F25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23" table:formula="of:=ROW()-3" table:style-name="ce13">
            <text:p>23</text:p>
          </table:table-cell>
          <table:table-cell office:value-type="string" table:style-name="ce13">
            <text:p>pykplayer.py</text:p>
          </table:table-cell>
          <table:table-cell office:value-type="string" table:style-name="ce13">
            <text:p>\pykplayer.py</text:p>
          </table:table-cell>
          <table:table-cell office:value-type="string" table:style-name="ce14">
            <text:p><text:ruby text:style-name="ru1"><text:ruby-base>楽曲</text:ruby-base><text:ruby-text text:style-name="T1">ガッキョク</text:ruby-text></text:ruby><text:ruby text:style-name="ru1"><text:ruby-base>演奏</text:ruby-base><text:ruby-text text:style-name="T1">エンソウ</text:ruby-text></text:ruby>ファイル</text:p>
          </table:table-cell>
          <table:table-cell office:value-type="float" office:value="2.0000000000000001E-4" table:style-name="ce22">
            <text:p>0.0002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26]&gt;[.F26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24" table:formula="of:=ROW()-3" table:style-name="ce13">
            <text:p>24</text:p>
          </table:table-cell>
          <table:table-cell office:value-type="string" table:style-name="ce13">
            <text:p>README.txt</text:p>
          </table:table-cell>
          <table:table-cell office:value-type="string" table:style-name="ce13">
            <text:p>\README.txt</text:p>
          </table:table-cell>
          <table:table-cell office:value-type="string" table:style-name="ce14">
            <text:p><text:ruby text:style-name="ru1"><text:ruby-base>製品</text:ruby-base><text:ruby-text text:style-name="T1">セイヒン</text:ruby-text></text:ruby><text:ruby text:style-name="ru1"><text:ruby-base>説明</text:ruby-base><text:ruby-text text:style-name="T1">セツメイ</text:ruby-text></text:ruby>ファイル</text:p>
          </table:table-cell>
          <table:table-cell office:value-type="float" office:value="2.0000000000000001E-4" table:style-name="ce22">
            <text:p>0.0002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27]&gt;[.F27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25" table:formula="of:=ROW()-3" table:style-name="ce13">
            <text:p>25</text:p>
          </table:table-cell>
          <table:table-cell office:value-type="string" table:style-name="ce13">
            <text:p>_cpuctrl.c</text:p>
          </table:table-cell>
          <table:table-cell office:value-type="string" table:style-name="ce13">
            <text:p>\_cpuctrl.c</text:p>
          </table:table-cell>
          <table:table-cell office:value-type="string" table:style-name="ce14">
            <text:p>GP2X CPU速度制御ファイル</text:p>
          </table:table-cell>
          <table:table-cell office:value-type="float" office:value="1E-4" table:style-name="ce22">
            <text:p>0.0001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28]&gt;[.F28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26" table:formula="of:=ROW()-3" table:style-name="ce13">
            <text:p>26</text:p>
          </table:table-cell>
          <table:table-cell office:value-type="string" table:style-name="ce13">
            <text:p>cdg2mpg</text:p>
          </table:table-cell>
          <table:table-cell office:value-type="string" table:style-name="ce13">
            <text:p>\install\cdg2mpg</text:p>
          </table:table-cell>
          <table:table-cell office:value-type="string" table:style-name="ce14">
            <text:p>インストールファイル</text:p>
          </table:table-cell>
          <table:table-cell office:value-type="float" office:value="1E-4" table:style-name="ce22">
            <text:p>0.0001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29]&gt;[.F29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27" table:formula="of:=ROW()-3" table:style-name="ce13">
            <text:p>27</text:p>
          </table:table-cell>
          <table:table-cell office:value-type="string" table:style-name="ce13">
            <text:p>pycdgAux.py</text:p>
          </table:table-cell>
          <table:table-cell office:value-type="string" table:style-name="ce13">
            <text:p>\pycdgAux.py</text:p>
          </table:table-cell>
          <table:table-cell office:value-type="string" table:style-name="ce14">
            <text:p><text:ruby text:style-name="ru1"><text:ruby-base>映像</text:ruby-base><text:ruby-text text:style-name="T1">エイゾウ</text:ruby-text></text:ruby><text:ruby text:style-name="ru1"><text:ruby-base>再生</text:ruby-base><text:ruby-text text:style-name="T1">サイセイ</text:ruby-text></text:ruby>ファイル</text:p>
          </table:table-cell>
          <table:table-cell office:value-type="float" office:value="1E-4" table:style-name="ce22">
            <text:p>0.0001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30]=[.F30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28" table:formula="of:=ROW()-3" table:style-name="ce13">
            <text:p>28</text:p>
          </table:table-cell>
          <table:table-cell office:value-type="string" table:style-name="ce13">
            <text:p>DejaVuSans.ttf</text:p>
          </table:table-cell>
          <table:table-cell office:value-type="string" table:style-name="ce13">
            <text:p>\fonts\DejaVuSans.ttf</text:p>
          </table:table-cell>
          <table:table-cell office:value-type="string" table:style-name="ce14">
            <text:p>フォントデータ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31]=[.F31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29" table:formula="of:=ROW()-3" table:style-name="ce13">
            <text:p>29</text:p>
          </table:table-cell>
          <table:table-cell office:value-type="string" table:style-name="ce13">
            <text:p>DejaVuSansCondensed.ttf</text:p>
          </table:table-cell>
          <table:table-cell office:value-type="string" table:style-name="ce13">
            <text:p>\fonts\DejaVuSansCondensed.ttf</text:p>
          </table:table-cell>
          <table:table-cell office:value-type="string" table:style-name="ce14">
            <text:p>フォントデータ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32]=[.F32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30" table:formula="of:=ROW()-3" table:style-name="ce13">
            <text:p>30</text:p>
          </table:table-cell>
          <table:table-cell office:value-type="string" table:style-name="ce13">
            <text:p>DejaVuSansCondensed―Bold.ttf</text:p>
          </table:table-cell>
          <table:table-cell office:value-type="string" table:style-name="ce13">
            <text:p>\fonts\DejaVuSansCondensed―Bold.ttf</text:p>
          </table:table-cell>
          <table:table-cell office:value-type="string" table:style-name="ce14">
            <text:p>フォントデータ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33]=[.F33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31" table:formula="of:=ROW()-3" table:style-name="ce13">
            <text:p>31</text:p>
          </table:table-cell>
          <table:table-cell office:value-type="string" table:style-name="ce13">
            <text:p>LICENSE</text:p>
          </table:table-cell>
          <table:table-cell office:value-type="string" table:style-name="ce13">
            <text:p>\fonts\LICENSE</text:p>
          </table:table-cell>
          <table:table-cell office:value-type="string" table:style-name="ce14">
            <text:p>ライセンス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34]=[.F34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32" table:formula="of:=ROW()-3" table:style-name="ce13">
            <text:p>32</text:p>
          </table:table-cell>
          <table:table-cell office:value-type="string" table:style-name="ce13">
            <text:p>vera.ttf</text:p>
          </table:table-cell>
          <table:table-cell office:value-type="string" table:style-name="ce13">
            <text:p>\fonts\vera.ttf</text:p>
          </table:table-cell>
          <table:table-cell office:value-type="string" table:style-name="ce14">
            <text:p>フォントデータ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35]=[.F35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33" table:formula="of:=ROW()-3" table:style-name="ce13">
            <text:p>33</text:p>
          </table:table-cell>
          <table:table-cell office:value-type="string" table:style-name="ce13">
            <text:p>pycdg</text:p>
          </table:table-cell>
          <table:table-cell office:value-type="string" table:style-name="ce13">
            <text:p>\install\pycdg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36]=[.F36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34" table:formula="of:=ROW()-3" table:style-name="ce13">
            <text:p>34</text:p>
          </table:table-cell>
          <table:table-cell office:value-type="string" table:style-name="ce13">
            <text:p>pykar</text:p>
          </table:table-cell>
          <table:table-cell office:value-type="string" table:style-name="ce13">
            <text:p>\install\pykar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37]=[.F37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35" table:formula="of:=ROW()-3" table:style-name="ce13">
            <text:p>35</text:p>
          </table:table-cell>
          <table:table-cell office:value-type="string" table:style-name="ce13">
            <text:p>pykaraoke</text:p>
          </table:table-cell>
          <table:table-cell office:value-type="string" table:style-name="ce13">
            <text:p>\install\pykaraoke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38]=[.F38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36" table:formula="of:=ROW()-3" table:style-name="ce13">
            <text:p>36</text:p>
          </table:table-cell>
          <table:table-cell office:value-type="string" table:style-name="ce13">
            <text:p>pykaraoke.gpe</text:p>
          </table:table-cell>
          <table:table-cell office:value-type="string" table:style-name="ce13">
            <text:p>\install\pykaraoke.gpe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39]=[.F39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37" table:formula="of:=ROW()-3" table:style-name="ce13">
            <text:p>37</text:p>
          </table:table-cell>
          <table:table-cell office:value-type="string" table:style-name="ce13">
            <text:p>pykaraoke_mini.desktop</text:p>
          </table:table-cell>
          <table:table-cell office:value-type="string" table:style-name="ce13">
            <text:p>\install\pykaraoke_mini.desktop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40]=[.F40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38" table:formula="of:=ROW()-3" table:style-name="ce13">
            <text:p>38</text:p>
          </table:table-cell>
          <table:table-cell office:value-type="string" table:style-name="ce13">
            <text:p>pympg</text:p>
          </table:table-cell>
          <table:table-cell office:value-type="string" table:style-name="ce13">
            <text:p>\install\pympg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41]=[.F41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39" table:formula="of:=ROW()-3" table:style-name="ce13">
            <text:p>39</text:p>
          </table:table-cell>
          <table:table-cell office:value-type="string" table:style-name="ce13">
            <text:p>rescan_songs.gpe</text:p>
          </table:table-cell>
          <table:table-cell office:value-type="string" table:style-name="ce13">
            <text:p>\install\rescan_songs.gpe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42]=[.F42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40" table:formula="of:=ROW()-3" table:style-name="ce13">
            <text:p>40</text:p>
          </table:table-cell>
          <table:table-cell office:value-type="string" table:style-name="ce13">
            <text:p>windows_installer.nsi</text:p>
          </table:table-cell>
          <table:table-cell office:value-type="string" table:style-name="ce13">
            <text:p>\install\windows_installer.nsi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43]=[.F43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41" table:formula="of:=ROW()-3" table:style-name="ce13">
            <text:p>41</text:p>
          </table:table-cell>
          <table:table-cell office:value-type="string" table:style-name="ce13">
            <text:p>pykaraoke.gpe</text:p>
          </table:table-cell>
          <table:table-cell office:value-type="string" table:style-name="ce13">
            <text:p>\pykaraoke.gpe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44]=[.F44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42" table:formula="of:=ROW()-3" table:style-name="ce13">
            <text:p>42</text:p>
          </table:table-cell>
          <table:table-cell office:value-type="string" table:style-name="ce13">
            <text:p>pykversion.py</text:p>
          </table:table-cell>
          <table:table-cell office:value-type="string" table:style-name="ce13">
            <text:p>\pykversion.py</text:p>
          </table:table-cell>
          <table:table-cell office:value-type="string" table:style-name="ce14">
            <text:p>バージョン<text:ruby text:style-name="ru1"><text:ruby-base>記述</text:ruby-base><text:ruby-text text:style-name="T1">キジュツ</text:ruby-text></text:ruby>ファイル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45]=[.F45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43" table:formula="of:=ROW()-3" table:style-name="ce13">
            <text:p>43</text:p>
          </table:table-cell>
          <table:table-cell office:value-type="string" table:style-name="ce13">
            <text:p>rescan_songs.gpe</text:p>
          </table:table-cell>
          <table:table-cell office:value-type="string" table:style-name="ce13">
            <text:p>\rescan_songs.gpe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46]=[.F46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style-name="ro4">
          <table:table-cell office:value-type="float" office:value="44" table:formula="of:=ROW()-3" table:style-name="ce13">
            <text:p>44</text:p>
          </table:table-cell>
          <table:table-cell office:value-type="string" table:style-name="ce13">
            <text:p>setup.cfg</text:p>
          </table:table-cell>
          <table:table-cell office:value-type="string" table:style-name="ce13">
            <text:p>\setup.cfg</text:p>
          </table:table-cell>
          <table:table-cell office:value-type="string" table:style-name="ce14">
            <text:p>セットアップ<text:ruby text:style-name="ru1"><text:ruby-base>設定</text:ruby-base><text:ruby-text text:style-name="T1">セッテイ</text:ruby-text></text:ruby>ファイル</text:p>
          </table:table-cell>
          <table:table-cell office:value-type="float" office:value="0" table:style-name="ce23">
            <text:p>0.0000</text:p>
          </table:table-cell>
          <table:table-cell office:value-type="string" table:style-name="ce11">
            <text:p>None</text:p>
          </table:table-cell>
          <table:table-cell office:value-type="string" office:string-value="更新" table:formula="of:=IF([.E47]=[.F47];&quot;なし&quot;;&quot;更新&quot;)" table:style-name="ce12">
            <text:p>更新</text:p>
          </table:table-cell>
          <table:table-cell table:number-columns-repeated="16377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変更履歴" table:style-name="ta2"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6" table:number-columns-repeated="1020" table:default-cell-style-name="ce2"/>
        <table:table-column table:style-name="co6" table:number-columns-repeated="15360" table:default-cell-style-name="ce1"/>
        <table:table-row table:style-name="ro4">
          <table:table-cell table:number-columns-repeated="1024" table:style-name="ce2"/>
          <table:table-cell table:number-columns-repeated="15360"/>
        </table:table-row>
        <table:table-row table:style-name="ro4">
          <table:table-cell office:value-type="string" table:style-name="ce15">
            <text:p>バージョン</text:p>
          </table:table-cell>
          <table:table-cell office:value-type="string" table:style-name="ce15">
            <text:p>内容</text:p>
          </table:table-cell>
          <table:table-cell office:value-type="string" table:style-name="ce15">
            <text:p>作成者</text:p>
          </table:table-cell>
          <table:table-cell office:value-type="string" table:style-name="ce15">
            <text:p>作成日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R01</text:p>
          </table:table-cell>
          <table:table-cell office:value-type="string" table:style-name="ce13">
            <text:p><text:ruby text:style-name="ru1"><text:ruby-base>初版</text:ruby-base><text:ruby-text text:style-name="T2">ショハン</text:ruby-text></text:ruby><text:ruby text:style-name="ru1"><text:ruby-base>作成</text:ruby-base><text:ruby-text text:style-name="T2">サクセイ</text:ruby-text></text:ruby></text:p>
          </table:table-cell>
          <table:table-cell office:value-type="string" table:style-name="ce13">
            <text:p>おーだん</text:p>
          </table:table-cell>
          <table:table-cell office:value-type="date" office:date-value="2017-11-09T00:00:00" table:style-name="ce16">
            <text:p>2017/11/9</text:p>
          </table:table-cell>
          <table:table-cell table:number-columns-repeated="16380"/>
        </table:table-row>
        <table:table-row table:style-name="ro3">
          <table:table-cell office:value-type="string" table:style-name="ce17">
            <text:p>R02</text:p>
          </table:table-cell>
          <table:table-cell office:value-type="string" table:style-name="ce18">
            <text:p>すはらさん、おーだん<text:ruby text:style-name="ru1"><text:ruby-base>分</text:ruby-base><text:ruby-text text:style-name="T2">ブン</text:ruby-text></text:ruby>のコード<text:ruby text:style-name="ru1"><text:ruby-base>実装</text:ruby-base><text:ruby-text text:style-name="T2">ジッソウ</text:ruby-text></text:ruby><text:ruby text:style-name="ru1"><text:ruby-base>時</text:ruby-base><text:ruby-text text:style-name="T2">ジ</text:ruby-text></text:ruby>のファイル<text:ruby text:style-name="ru1"><text:ruby-base>構成</text:ruby-base><text:ruby-text text:style-name="T2">コウセイ</text:ruby-text></text:ruby>を<text:ruby text:style-name="ru1"><text:ruby-base>反映</text:ruby-base><text:ruby-text text:style-name="T2">ハンエイ</text:ruby-text></text:ruby>。(<text:ruby text:style-name="ru1"><text:ruby-base>値</text:ruby-base><text:ruby-text text:style-name="T2">アタイ</text:ruby-text></text:ruby>は<text:ruby text:style-name="ru1"><text:ruby-base>想定</text:ruby-base><text:ruby-text text:style-name="T2">ソウテイ</text:ruby-text></text:ruby>の<text:ruby text:style-name="ru1"><text:ruby-base>暫定値</text:ruby-base><text:ruby-text text:style-name="T2">ザンテイチ</text:ruby-text></text:ruby>)</text:p>
          </table:table-cell>
          <table:table-cell office:value-type="string" table:style-name="ce13">
            <text:p><text:ruby text:style-name="ru1"><text:ruby-base>同上</text:ruby-base><text:ruby-text text:style-name="T2">ドウジョウ</text:ruby-text></text:ruby></text:p>
          </table:table-cell>
          <table:table-cell office:value-type="date" office:date-value="2017-12-17T00:00:00" table:style-name="ce16">
            <text:p>2017/12/17</text:p>
          </table:table-cell>
          <table:table-cell table:number-columns-repeated="16380"/>
        </table:table-row>
        <table:table-row table:number-rows-repeated="6" table:style-name="ro4">
          <table:table-cell table:number-columns-repeated="4" table:style-name="ce13"/>
          <table:table-cell table:number-columns-repeated="16380"/>
        </table:table-row>
        <table:table-row table:number-rows-repeated="104856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みかちゃん" svg:font-family="みかちゃん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currency-style style:name="N4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8P0"/>
    </number:currency-style>
    <number:number-style style:name="N50">
      <number:number number:decimal-places="4" number:min-integer-digits="1"/>
    </number:number-style>
    <style:style style:name="cf1" style:family="table-cell" style:data-style-name="N0">
      <style:table-cell-properties fo:background-color="#D9D9D9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てすにゃんV3</meta:initial-creator>
    <dc:creator>てすにゃんV3</dc:creator>
    <meta:creation-date>2009-04-16T11:32:48Z</meta:creation-date>
    <dc:date>2017-12-19T13:00:26Z</dc:date>
    <meta:print-date>2017-11-20T10:55:53Z</meta:print-date>
    <meta:editing-cycles>3</meta:editing-cycles>
    <meta:editing-duration>PT443S</meta:editing-duration>
    <meta:user-defined meta:name="Info 1"/>
    <meta:user-defined meta:name="Info 2"/>
    <meta:user-defined meta:name="Info 3"/>
    <meta:user-defined meta:name="Info 4"/>
  </office:meta>
</office:document-meta>
</file>